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EventListenerFacto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Factory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Factory.createApplicationListener( String beanName , Class &lt; ? &gt; typ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Factory.supports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